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6" style:family="table">
      <style:table-properties style:width="15.901cm" table:align="left"/>
    </style:style>
    <style:style style:name="Table26.A" style:family="table-column">
      <style:table-column-properties style:column-width="6.449cm"/>
    </style:style>
    <style:style style:name="Table26.B" style:family="table-column">
      <style:table-column-properties style:column-width="0.399cm"/>
    </style:style>
    <style:style style:name="Table26.C" style:family="table-column">
      <style:table-column-properties style:column-width="0.905cm"/>
    </style:style>
    <style:style style:name="Table26.E" style:family="table-column">
      <style:table-column-properties style:column-width="3.196cm"/>
    </style:style>
    <style:style style:name="Table26.F" style:family="table-column">
      <style:table-column-properties style:column-width="4.048cm"/>
    </style:style>
    <style:style style:name="Table2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.35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7fc53" style:text-blinking="false" fo:background-color="transparent" style:font-size-asian="12pt" style:font-size-complex="12pt"/>
    </style:style>
    <style:style style:name="P15" style:family="paragraph" style:parent-style-name="Table_20_Contents" style:list-style-name="L2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8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2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9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3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3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4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4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48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5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5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57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6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6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6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6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67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68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7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2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3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72527" style:text-blinking="false" fo:background-color="transparent" style:font-size-asian="12pt" style:font-size-complex="12pt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77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7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8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82" style:family="paragraph" style:parent-style-name="Table_20_Contents" style:list-style-name="L9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86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8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8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8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9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91" style:family="paragraph" style:parent-style-name="Table_20_Contents" style:list-style-name="L10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93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9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96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9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9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9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0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02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0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05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06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0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11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12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13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1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15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16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17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18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19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2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2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2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25" style:family="paragraph" style:parent-style-name="Table_20_Contents" style:list-style-name="L15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02ee6" style:text-blinking="false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38a55" fo:background-color="transparent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29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3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34" style:family="paragraph" style:parent-style-name="Table_20_Contents" style:list-style-name="L16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3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38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39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4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4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4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43" style:family="paragraph" style:parent-style-name="Table_20_Contents" style:list-style-name="L17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4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45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48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49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50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5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5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5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55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56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57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5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5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6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6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62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63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64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6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6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6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6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17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17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17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7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17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17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17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179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18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8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182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83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18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18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188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189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190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191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1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19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19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195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196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19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19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0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0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02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3" style:family="text">
      <style:text-properties officeooo:rsid="0007fc53"/>
    </style:style>
    <style:style style:name="T4" style:family="text">
      <style:text-properties officeooo:rsid="000847a5"/>
    </style:style>
    <style:style style:name="T5" style:family="text">
      <style:text-properties officeooo:rsid="00100217"/>
    </style:style>
    <style:style style:name="T6" style:family="text">
      <style:text-properties officeooo:rsid="0008d6e8"/>
    </style:style>
    <style:style style:name="T7" style:family="text">
      <style:text-properties officeooo:rsid="000ace58"/>
    </style:style>
    <style:style style:name="T8" style:family="text">
      <style:text-properties officeooo:rsid="000cbe71"/>
    </style:style>
    <style:style style:name="T9" style:family="text">
      <style:text-properties officeooo:rsid="00204f74"/>
    </style:style>
    <style:style style:name="T10" style:family="text">
      <style:text-properties officeooo:rsid="000eb539"/>
    </style:style>
    <style:style style:name="T11" style:family="text">
      <style:text-properties officeooo:rsid="0011a03f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4" style:family="text">
      <style:text-properties officeooo:rsid="001d3120"/>
    </style:style>
    <style:style style:name="T15" style:family="text">
      <style:text-properties officeooo:rsid="00190017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17" style:family="text">
      <style:text-properties style:font-size-asian="12pt" style:font-size-complex="12pt"/>
    </style:style>
    <style:style style:name="T18" style:family="text">
      <style:text-properties fo:font-family="'Droid Sans Mono', monospace, monospace" fo:font-size="10.5pt"/>
    </style:style>
    <style:style style:name="T19" style:family="text">
      <style:text-properties officeooo:rsid="001c4292"/>
    </style:style>
    <style:style style:name="T20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21" style:family="text">
      <style:text-properties officeooo:rsid="001ba3a9"/>
    </style:style>
    <style:style style:name="T22" style:family="text">
      <style:text-properties officeooo:rsid="001e4947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24" style:family="text">
      <style:text-properties fo:font-family="'Droid Sans Mono', monospace, monospace" fo:font-size="10.5pt" officeooo:rsid="00238a55"/>
    </style:style>
    <style:style style:name="T25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26" style:family="text">
      <style:text-properties officeooo:rsid="0026ee28"/>
    </style:style>
    <style:style style:name="T27" style:family="text">
      <style:text-properties officeooo:rsid="00284576"/>
    </style:style>
    <style:style style:name="T28" style:family="text">
      <style:text-properties officeooo:rsid="00293f99"/>
    </style:style>
    <style:style style:name="T29" style:family="text">
      <style:text-properties fo:color="#000000" loext:opacity="100%" officeooo:rsid="00293f99"/>
    </style:style>
    <style:style style:name="T30" style:family="text">
      <style:text-properties officeooo:rsid="002af585"/>
    </style:style>
    <style:style style:name="T31" style:family="text">
      <style:text-properties fo:color="#000000" loext:opacity="100%" officeooo:rsid="002af58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el sistema valida los datos</text:p>
              </text:list-item>
              <text:list-item>
                <text:p text:style-name="P5">alta prestatario</text:p>
              </text:list-item>
              <text:list-item>
                <text:p text:style-name="P6">actualizar tabl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7">Información para los pasos:</text:p>
            <text:p text:style-name="P8"><text:span text:style-name="T2">4.</text:span>nombre<text:span text:style-name="T2">, </text:span>apellido<text:span text:style-name="T2">, </text:span>dni<text:span text:style-name="T2">, </text:span>direccion<text:span text:style-name="T2">, </text:span>telefono<text:span text:style-name="T2">, </text:span>email<text:span text:style-name="T2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line-break/></text:p>
      <text:p text:style-name="P10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1">Sistema: sistema de prestamos</text:p>
          </table:table-cell>
          <table:table-cell table:style-name="Table2.A1" table:number-columns-spanned="4" office:value-type="string">
            <text:p text:style-name="P11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2"/>
          </table:table-cell>
        </table:table-row>
        <table:table-row>
          <table:table-cell table:style-name="Table2.A1" table:number-columns-spanned="3" office:value-type="string">
            <text:p text:style-name="P11">Nombre caso de uso: <text:span text:style-name="T3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1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">Actor: usuario</text:p>
          </table:table-cell>
          <table:covered-table-cell/>
          <table:table-cell table:style-name="Table2.A1" table:number-columns-spanned="4" office:value-type="string">
            <text:p text:style-name="P1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Descripción:</text:p>
            <text:p text:style-name="P11"><text:span text:style-name="T4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re-condiciones:</text:p>
            <text:p text:style-name="P11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1">Post-condiciones: </text:p>
            <text:p text:style-name="P11">se da de <text:span text:style-name="T5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1">Pasos realizados  (ruta principal):</text:p>
            <text:list text:style-name="L2">
              <text:list-item>
                <text:p text:style-name="P13">apartado prestatario</text:p>
              </text:list-item>
              <text:list-item>
                <text:p text:style-name="P13">presionar <text:span text:style-name="T3">listar</text:span> prestatario</text:p>
              </text:list-item>
              <text:list-item>
                <text:p text:style-name="P13">sistema muestra <text:span text:style-name="T3">listado de prestatarios</text:span></text:p>
              </text:list-item>
              <text:list-item>
                <text:p text:style-name="P14">presionar botón baja de un prestatario</text:p>
              </text:list-item>
              <text:list-item>
                <text:p text:style-name="P14">baja prestatario</text:p>
              </text:list-item>
              <text:list-item>
                <text:p text:style-name="P15"><text:span text:style-name="T3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6">Información para los pasos:</text:p>
            <text:p text:style-name="P8"><text:span text:style-name="T2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19">Sistema: sistema de prestamos</text:p>
          </table:table-cell>
          <table:table-cell table:style-name="Table3.A1" table:number-columns-spanned="4" office:value-type="string">
            <text:p text:style-name="P19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0"/>
          </table:table-cell>
        </table:table-row>
        <table:table-row>
          <table:table-cell table:style-name="Table3.A1" table:number-columns-spanned="3" office:value-type="string">
            <text:p text:style-name="P19">Nombre caso de uso: <text:span text:style-name="T6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19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9">Actor: usuario</text:p>
          </table:table-cell>
          <table:covered-table-cell/>
          <table:table-cell table:style-name="Table3.A1" table:number-columns-spanned="4" office:value-type="string">
            <text:p text:style-name="P1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Descripción:</text:p>
            <text:p text:style-name="P19"><text:span text:style-name="T6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Pre-condiciones:</text:p>
            <text:p text:style-name="P1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19">Post-condiciones: </text:p>
            <text:p text:style-name="P19">se <text:span text:style-name="T5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19">Pasos realizados  (ruta principal):</text:p>
            <text:list text:style-name="L3">
              <text:list-item>
                <text:p text:style-name="P21">apartado prestatario</text:p>
              </text:list-item>
              <text:list-item>
                <text:p text:style-name="P21">presionar <text:span text:style-name="T3">listar</text:span> prestatario</text:p>
              </text:list-item>
              <text:list-item>
                <text:p text:style-name="P21">sistema muestra <text:span text:style-name="T3">listado de prestatarios</text:span></text:p>
              </text:list-item>
              <text:list-item>
                <text:p text:style-name="P22">presionar botón <text:span text:style-name="T6">modificar</text:span> de un prestatario</text:p>
              </text:list-item>
              <text:list-item>
                <text:p text:style-name="P23">recuperar datos del prestatario</text:p>
              </text:list-item>
              <text:list-item>
                <text:p text:style-name="P24">mostrar formulario de modificación <text:span text:style-name="T7">con los datos</text:span></text:p>
              </text:list-item>
              <text:list-item>
                <text:p text:style-name="P24"><text:span text:style-name="T7">modificar</text:span> formulario</text:p>
              </text:list-item>
              <text:list-item>
                <text:p text:style-name="P24">confirmar formulario</text:p>
              </text:list-item>
              <text:list-item>
                <text:p text:style-name="P24">modificar <text:span text:style-name="T7">prestatario</text:span></text:p>
              </text:list-item>
              <text:list-item>
                <text:p text:style-name="P25"><text:span text:style-name="T3">actualizar tabla</text:span> prestatario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26">Información para los pasos:</text:p>
            <text:p text:style-name="P27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1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line-break/></text:p>
      <text:p text:style-name="P29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0">Sistema: sistema de prestamos</text:p>
          </table:table-cell>
          <table:table-cell table:style-name="Table4.A1" table:number-columns-spanned="4" office:value-type="string">
            <text:p text:style-name="P30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table-cell table:style-name="Table4.A1" table:number-columns-spanned="3" office:value-type="string">
            <text:p text:style-name="P30">Nombre caso de uso: <text:span text:style-name="T8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0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0">Actor: usuario</text:p>
          </table:table-cell>
          <table:covered-table-cell/>
          <table:table-cell table:style-name="Table4.A1" table:number-columns-spanned="4" office:value-type="string">
            <text:p text:style-name="P3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0">Descripción:</text:p>
            <text:p text:style-name="P32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0">Pre-condiciones:</text:p>
            <text:p text:style-name="P3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0">Post-condiciones: </text:p>
            <text:p text:style-name="P30">se <text:span text:style-name="T5">muestra lista de </text:span>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0">Pasos realizados  (ruta principal):</text:p>
            <text:list text:style-name="L4">
              <text:list-item>
                <text:p text:style-name="P33">apartado prestatario</text:p>
              </text:list-item>
              <text:list-item>
                <text:p text:style-name="P33">presionar <text:span text:style-name="T3">listar</text:span> prestatario <text:span text:style-name="T8">por id</text:span></text:p>
              </text:list-item>
              <text:list-item>
                <text:p text:style-name="P34">mostrar formulario</text:p>
              </text:list-item>
              <text:list-item>
                <text:p text:style-name="P34">ingresar id</text:p>
              </text:list-item>
              <text:list-item>
                <text:p text:style-name="P35">confirmar formulario</text:p>
              </text:list-item>
              <text:list-item>
                <text:p text:style-name="P34">recuperar listado de prestatario que coincida</text:p>
              </text:list-item>
              <text:list-item>
                <text:p text:style-name="P34">recuperar de tabla de prestatario<text:span text:style-name="T9">s</text:span></text:p>
              </text:list-item>
              <text:list-item>
                <text:p text:style-name="P3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36">Información para los pasos:</text:p>
            <text:p text:style-name="P37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39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40">Sistema: sistema de prestamos</text:p>
          </table:table-cell>
          <table:table-cell table:style-name="Table5.A1" table:number-columns-spanned="4" office:value-type="string">
            <text:p text:style-name="P40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41"/>
          </table:table-cell>
        </table:table-row>
        <table:table-row>
          <table:table-cell table:style-name="Table5.A1" table:number-columns-spanned="3" office:value-type="string">
            <text:p text:style-name="P40">Nombre caso de uso: <text:span text:style-name="T8">listar prestatario por </text:span><text:span text:style-name="T10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40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40">Actor: usuario</text:p>
          </table:table-cell>
          <table:covered-table-cell/>
          <table:table-cell table:style-name="Table5.A1" table:number-columns-spanned="4" office:value-type="string">
            <text:p text:style-name="P4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0">Descripción:</text:p>
            <text:p text:style-name="P40"><text:span text:style-name="T8">listar prestatario por </text:span><text:span text:style-name="T10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0">Pre-condiciones:</text:p>
            <text:p text:style-name="P4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0">Post-condiciones: </text:p>
            <text:p text:style-name="P40">se <text:span text:style-name="T5">muestra lista de</text:span> 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40">Pasos realizados  (ruta principal):</text:p>
            <text:list text:style-name="L5">
              <text:list-item>
                <text:p text:style-name="P42">apartado prestatario</text:p>
              </text:list-item>
              <text:list-item>
                <text:p text:style-name="P42">presionar <text:span text:style-name="T3">listar</text:span> prestatario <text:span text:style-name="T8">por </text:span><text:span text:style-name="T11">dni</text:span></text:p>
              </text:list-item>
              <text:list-item>
                <text:p text:style-name="P43">mostrar formulario</text:p>
              </text:list-item>
              <text:list-item>
                <text:p text:style-name="P43">ingresar <text:span text:style-name="T10">dni</text:span></text:p>
              </text:list-item>
              <text:list-item>
                <text:p text:style-name="P44">confirmar formulario</text:p>
              </text:list-item>
              <text:list-item>
                <text:p text:style-name="P43">recuperar listado de prestatario que coincida</text:p>
              </text:list-item>
              <text:list-item>
                <text:p text:style-name="P43">recuperar de tabla de prestatario<text:span text:style-name="T9">s</text:span></text:p>
              </text:list-item>
              <text:list-item>
                <text:p text:style-name="P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45">Información para los pasos:</text:p>
            <text:p text:style-name="P46"><text:span text:style-name="T2">4. </text:span><text:span text:style-name="T12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4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8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49">Sistema: sistema de prestamos</text:p>
          </table:table-cell>
          <table:table-cell table:style-name="Table6.A1" table:number-columns-spanned="4" office:value-type="string">
            <text:p text:style-name="P49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50"/>
          </table:table-cell>
        </table:table-row>
        <table:table-row>
          <table:table-cell table:style-name="Table6.A1" table:number-columns-spanned="3" office:value-type="string">
            <text:p text:style-name="P49">Nombre caso de uso: <text:span text:style-name="T8">listar prestatario por </text:span><text:span text:style-name="T5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49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49">Actor: usuario</text:p>
          </table:table-cell>
          <table:covered-table-cell/>
          <table:table-cell table:style-name="Table6.A1" table:number-columns-spanned="4" office:value-type="string">
            <text:p text:style-name="P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49">Descripción:</text:p>
            <text:p text:style-name="P49"><text:span text:style-name="T8">listar prestatario por </text:span><text:span text:style-name="T5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49">Pre-condiciones:</text:p>
            <text:p text:style-name="P4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49">Post-condiciones: </text:p>
            <text:p text:style-name="P49">se <text:span text:style-name="T5">muestra lista de</text:span> 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49">Pasos realizados  (ruta principal):</text:p>
            <text:list text:style-name="L6">
              <text:list-item>
                <text:p text:style-name="P51">apartado prestatario</text:p>
              </text:list-item>
              <text:list-item>
                <text:p text:style-name="P51">presionar <text:span text:style-name="T3">listar</text:span> prestatario <text:span text:style-name="T8">por </text:span><text:span text:style-name="T11">nombre y apellido</text:span></text:p>
              </text:list-item>
              <text:list-item>
                <text:p text:style-name="P52">mostrar formulario</text:p>
              </text:list-item>
              <text:list-item>
                <text:p text:style-name="P52">ingresar <text:span text:style-name="T5">nombre y apellido</text:span></text:p>
              </text:list-item>
              <text:list-item>
                <text:p text:style-name="P53">confirmar formulario</text:p>
              </text:list-item>
              <text:list-item>
                <text:p text:style-name="P52">recuperar listado de prestatario que coincida</text:p>
              </text:list-item>
              <text:list-item>
                <text:p text:style-name="P52">recuperar de tabla de prestatario<text:span text:style-name="T9">s</text:span></text:p>
              </text:list-item>
              <text:list-item>
                <text:p text:style-name="P5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54">Información para los pasos:</text:p>
            <text:p text:style-name="P55"><text:span text:style-name="T2">4. </text:span><text:span text:style-name="T13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ext:p text:style-name="P57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58">Sistema: sistema de prestamos</text:p>
          </table:table-cell>
          <table:table-cell table:style-name="Table7.A1" table:number-columns-spanned="4" office:value-type="string">
            <text:p text:style-name="P58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59"/>
          </table:table-cell>
        </table:table-row>
        <table:table-row>
          <table:table-cell table:style-name="Table7.A1" table:number-columns-spanned="3" office:value-type="string">
            <text:p text:style-name="P58">Nombre caso de uso: <text:span text:style-name="T8">listar prestatario por </text:span><text:span text:style-name="T11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58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58">Actor: usuario</text:p>
          </table:table-cell>
          <table:covered-table-cell/>
          <table:table-cell table:style-name="Table7.A1" table:number-columns-spanned="4" office:value-type="string">
            <text:p text:style-name="P5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58">Descripción:</text:p>
            <text:p text:style-name="P58"><text:span text:style-name="T8">listar prestatario por </text:span><text:span text:style-name="T11">pré</text:span><text:span text:style-name="T14">s</text:span><text:span text:style-name="T11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58">Pre-condiciones:</text:p>
            <text:p text:style-name="P5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58">Post-condiciones: </text:p>
            <text:p text:style-name="P58">se <text:span text:style-name="T5">muestra lista de</text:span> prestatario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p text:style-name="P58">Pasos realizados  (ruta principal):</text:p>
            <text:list text:style-name="L7">
              <text:list-item>
                <text:p text:style-name="P60">apartado prestatario</text:p>
              </text:list-item>
              <text:list-item>
                <text:p text:style-name="P60">presionar <text:span text:style-name="T3">listar</text:span> prestatario <text:span text:style-name="T8">por </text:span><text:span text:style-name="T11">préstamo</text:span></text:p>
              </text:list-item>
              <text:list-item>
                <text:p text:style-name="P61">recuperar listado de prestamos</text:p>
              </text:list-item>
              <text:list-item>
                <text:p text:style-name="P61">recuperar de tabla prestamos</text:p>
              </text:list-item>
              <text:list-item>
                <text:p text:style-name="P62">mostrar <text:span text:style-name="T11">listado de prestamos</text:span></text:p>
              </text:list-item>
              <text:list-item>
                <text:p text:style-name="P61">seleccionar un préstamo</text:p>
              </text:list-item>
              <text:list-item>
                <text:p text:style-name="P63">confirmar <text:span text:style-name="T11">selección</text:span></text:p>
              </text:list-item>
              <text:list-item>
                <text:p text:style-name="P62">recuperar listado de prestatario que coincida</text:p>
              </text:list-item>
              <text:list-item>
                <text:p text:style-name="P62">recuperar de tabla de prestatario<text:span text:style-name="T9">s</text:span></text:p>
              </text:list-item>
              <text:list-item>
                <text:p text:style-name="P6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64">Información para los pasos:</text:p>
            <text:p text:style-name="P65"><text:span text:style-name="T2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5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p text:style-name="P67">Garante</text:p>
      <text:p text:style-name="P68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69">Sistema: sistema de prestamos</text:p>
          </table:table-cell>
          <table:table-cell table:style-name="Table8.A1" table:number-columns-spanned="4" office:value-type="string">
            <text:p text:style-name="P69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70"/>
          </table:table-cell>
        </table:table-row>
        <table:table-row>
          <table:table-cell table:style-name="Table8.A1" table:number-columns-spanned="3" office:value-type="string">
            <text:p text:style-name="P69">Nombre caso de uso: alta <text:span text:style-name="T15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69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69">Actor: usuario</text:p>
          </table:table-cell>
          <table:covered-table-cell/>
          <table:table-cell table:style-name="Table8.A1" table:number-columns-spanned="4" office:value-type="string">
            <text:p text:style-name="P6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69">Descripción:</text:p>
            <text:p text:style-name="P69">alta <text:span text:style-name="T1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69">Pre-condiciones:</text:p>
            <text:p text:style-name="P6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69">Post-condiciones: </text:p>
            <text:p text:style-name="P69">se da de alta un <text:span text:style-name="T1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69">Pasos realizados  (ruta principal):</text:p>
            <text:list text:style-name="L8">
              <text:list-item>
                <text:p text:style-name="P71">apartado <text:span text:style-name="T15">garante</text:span></text:p>
              </text:list-item>
              <text:list-item>
                <text:p text:style-name="P71">presionar alta <text:span text:style-name="T15">garante</text:span></text:p>
              </text:list-item>
              <text:list-item>
                <text:p text:style-name="P71">sistema muestra el formulario</text:p>
              </text:list-item>
              <text:list-item>
                <text:p text:style-name="P71">completar formulario</text:p>
              </text:list-item>
              <text:list-item>
                <text:p text:style-name="P71">confirmar formulario</text:p>
              </text:list-item>
              <text:list-item>
                <text:p text:style-name="P71">el sistema valida los datos</text:p>
              </text:list-item>
              <text:list-item>
                <text:p text:style-name="P72">alta <text:span text:style-name="T15">garante</text:span></text:p>
              </text:list-item>
              <text:list-item>
                <text:p text:style-name="P73">actualizar tabla <text:span text:style-name="T15">garante</text:span><text:span text:style-name="T9">s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74">Información para los pasos:</text:p>
            <text:p text:style-name="P75"><text:span text:style-name="T16">4.</text:span><text:span text:style-name="T17">nombre</text:span><text:span text:style-name="T16">, </text:span><text:span text:style-name="T17">apellido</text:span><text:span text:style-name="T16">, </text:span><text:span text:style-name="T17">dni</text:span><text:span text:style-name="T16">, </text:span><text:span text:style-name="T17">direccion</text:span><text:span text:style-name="T16">, </text:span><text:span text:style-name="T17">telefono</text:span><text:span text:style-name="T16">, </text:span><text:span text:style-name="T17">email</text:span><text:span text:style-name="T16">, fecha_alta, </text:span><text:span text:style-name="T18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6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ext:p text:style-name="P77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78">Sistema: sistema de prestamos</text:p>
          </table:table-cell>
          <table:table-cell table:style-name="Table10.A1" table:number-columns-spanned="4" office:value-type="string">
            <text:p text:style-name="P78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79"/>
          </table:table-cell>
        </table:table-row>
        <table:table-row>
          <table:table-cell table:style-name="Table10.A1" table:number-columns-spanned="3" office:value-type="string">
            <text:p text:style-name="P78">Nombre caso de uso: <text:span text:style-name="T3">baja</text:span> <text:span text:style-name="T19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78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78">Actor: usuario</text:p>
          </table:table-cell>
          <table:covered-table-cell/>
          <table:table-cell table:style-name="Table10.A1" table:number-columns-spanned="4" office:value-type="string">
            <text:p text:style-name="P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78">Descripción:</text:p>
            <text:p text:style-name="P78"><text:span text:style-name="T4">baja</text:span>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78">Pre-condiciones:</text:p>
            <text:p text:style-name="P7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78">Post-condiciones: </text:p>
            <text:p text:style-name="P78">se da de <text:span text:style-name="T5">baja</text:span> un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78">Pasos realizados  (ruta principal):</text:p>
            <text:list text:style-name="L9">
              <text:list-item>
                <text:p text:style-name="P80">apartado <text:span text:style-name="T19">garante</text:span></text:p>
              </text:list-item>
              <text:list-item>
                <text:p text:style-name="P80">presionar <text:span text:style-name="T3">listar</text:span> <text:span text:style-name="T19">garante</text:span></text:p>
              </text:list-item>
              <text:list-item>
                <text:p text:style-name="P80">sistema muestra <text:span text:style-name="T3">listado de </text:span><text:span text:style-name="T19">garante</text:span><text:span text:style-name="T3">s</text:span></text:p>
              </text:list-item>
              <text:list-item>
                <text:p text:style-name="P81">presionar botón baja de un <text:span text:style-name="T19">garante</text:span></text:p>
              </text:list-item>
              <text:list-item>
                <text:p text:style-name="P81">baja <text:span text:style-name="T19">garante</text:span></text:p>
              </text:list-item>
              <text:list-item>
                <text:p text:style-name="P82"><text:span text:style-name="T3">actualizar tabla</text:span> <text:span text:style-name="T19">garante</text:span><text:span text:style-name="T9">s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83">Información para los pasos:</text:p>
            <text:p text:style-name="P84"><text:span text:style-name="T2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ext:p text:style-name="P86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78">Sistema: sistema de prestamos</text:p>
          </table:table-cell>
          <table:table-cell table:style-name="Table11.A1" table:number-columns-spanned="4" office:value-type="string">
            <text:p text:style-name="P78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79"/>
          </table:table-cell>
        </table:table-row>
        <table:table-row>
          <table:table-cell table:style-name="Table11.A1" table:number-columns-spanned="3" office:value-type="string">
            <text:p text:style-name="P78">Nombre caso de uso: <text:span text:style-name="T6">modificacion </text:span><text:span text:style-name="T19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78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78">Actor: usuario</text:p>
          </table:table-cell>
          <table:covered-table-cell/>
          <table:table-cell table:style-name="Table11.A1" table:number-columns-spanned="4" office:value-type="string">
            <text:p text:style-name="P7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78">Descripción:</text:p>
            <text:p text:style-name="P78"><text:span text:style-name="T6">modificacion</text:span>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78">Pre-condiciones:</text:p>
            <text:p text:style-name="P7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78">Post-condiciones: </text:p>
            <text:p text:style-name="P78">se <text:span text:style-name="T5">modifica</text:span> un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78">Pasos realizados  (ruta principal):</text:p>
            <text:list text:style-name="L10">
              <text:list-item>
                <text:p text:style-name="P87">apartado <text:span text:style-name="T19">garante</text:span></text:p>
              </text:list-item>
              <text:list-item>
                <text:p text:style-name="P87">presionar <text:span text:style-name="T3">listar</text:span> <text:span text:style-name="T19">garante</text:span></text:p>
              </text:list-item>
              <text:list-item>
                <text:p text:style-name="P87">sistema muestra <text:span text:style-name="T3">listado de </text:span><text:span text:style-name="T19">garante</text:span><text:span text:style-name="T3">s</text:span></text:p>
              </text:list-item>
              <text:list-item>
                <text:p text:style-name="P88">presionar botón <text:span text:style-name="T6">modificar</text:span> de un <text:span text:style-name="T19">garante</text:span></text:p>
              </text:list-item>
              <text:list-item>
                <text:p text:style-name="P89">recuperar datos del <text:span text:style-name="T19">garante</text:span></text:p>
              </text:list-item>
              <text:list-item>
                <text:p text:style-name="P90">mostrar formulario de modificación <text:span text:style-name="T7">con los datos</text:span></text:p>
              </text:list-item>
              <text:list-item>
                <text:p text:style-name="P90"><text:span text:style-name="T7">modificar</text:span> formulario</text:p>
              </text:list-item>
              <text:list-item>
                <text:p text:style-name="P90">confirmar formulario</text:p>
              </text:list-item>
              <text:list-item>
                <text:p text:style-name="P90">modificar <text:span text:style-name="T19">garante</text:span></text:p>
              </text:list-item>
              <text:list-item>
                <text:p text:style-name="P91"><text:span text:style-name="T3">actualizar tabla</text:span> <text:span text:style-name="T19">garante</text:span><text:span text:style-name="T9">s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83">Información para los pasos:</text:p>
            <text:p text:style-name="P92"><text:span text:style-name="T2">8.nombre, apellido, dni, direccion, telefono, email, fecha_alta, </text:span><text:span text:style-name="T20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7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5"><text:line-break/></text:p>
      <text:p text:style-name="P93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94">Sistema: sistema de prestamos</text:p>
          </table:table-cell>
          <table:table-cell table:style-name="Table9.A1" table:number-columns-spanned="4" office:value-type="string">
            <text:p text:style-name="P94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95"/>
          </table:table-cell>
        </table:table-row>
        <table:table-row>
          <table:table-cell table:style-name="Table9.A1" table:number-columns-spanned="3" office:value-type="string">
            <text:p text:style-name="P94">Nombre caso de uso: <text:span text:style-name="T8">listar </text:span><text:span text:style-name="T21">garante</text:span><text:span text:style-name="T8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94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94">Actor: usuario</text:p>
          </table:table-cell>
          <table:covered-table-cell/>
          <table:table-cell table:style-name="Table9.A1" table:number-columns-spanned="4" office:value-type="string">
            <text:p text:style-name="P9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94">Descripción:</text:p>
            <text:p text:style-name="P94"><text:span text:style-name="T8">listar </text:span><text:span text:style-name="T21">garante</text:span><text:span text:style-name="T8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94">Pre-condiciones:</text:p>
            <text:p text:style-name="P94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94">Post-condiciones: </text:p>
            <text:p text:style-name="P94">se <text:span text:style-name="T5">muestra lista de </text:span><text:span text:style-name="T21">garante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94">Pasos realizados  (ruta principal):</text:p>
            <text:list text:style-name="L11">
              <text:list-item>
                <text:p text:style-name="P96">apartado <text:span text:style-name="T21">garante</text:span></text:p>
              </text:list-item>
              <text:list-item>
                <text:p text:style-name="P96">presionar <text:span text:style-name="T3">listar</text:span> <text:span text:style-name="T21">garante</text:span> <text:span text:style-name="T8">por id</text:span></text:p>
              </text:list-item>
              <text:list-item>
                <text:p text:style-name="P97">mostrar formulario</text:p>
              </text:list-item>
              <text:list-item>
                <text:p text:style-name="P97">ingresar id</text:p>
              </text:list-item>
              <text:list-item>
                <text:p text:style-name="P98">confirmar formulario</text:p>
              </text:list-item>
              <text:list-item>
                <text:p text:style-name="P97">recuperar listado de <text:span text:style-name="T21">garante</text:span> que coincida</text:p>
              </text:list-item>
              <text:list-item>
                <text:p text:style-name="P97">recuperar de tabla de <text:span text:style-name="T21">garante</text:span></text:p>
              </text:list-item>
              <text:list-item>
                <text:p text:style-name="P9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99">Información para los pasos:</text:p>
            <text:p text:style-name="P100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9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ext:p text:style-name="P102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03">Sistema: sistema de prestamos</text:p>
          </table:table-cell>
          <table:table-cell table:style-name="Table12.A1" table:number-columns-spanned="4" office:value-type="string">
            <text:p text:style-name="P103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04"/>
          </table:table-cell>
        </table:table-row>
        <table:table-row>
          <table:table-cell table:style-name="Table12.A1" table:number-columns-spanned="3" office:value-type="string">
            <text:p text:style-name="P103">Nombre caso de uso: <text:span text:style-name="T8">listar </text:span><text:span text:style-name="T22">garante</text:span><text:span text:style-name="T8"> por </text:span><text:span text:style-name="T10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03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03">Actor: usuario</text:p>
          </table:table-cell>
          <table:covered-table-cell/>
          <table:table-cell table:style-name="Table12.A1" table:number-columns-spanned="4" office:value-type="string">
            <text:p text:style-name="P10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03">Descripción:</text:p>
            <text:p text:style-name="P103"><text:span text:style-name="T8">listar </text:span><text:span text:style-name="T22">garante</text:span><text:span text:style-name="T8"> por </text:span><text:span text:style-name="T10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03">Pre-condiciones:</text:p>
            <text:p text:style-name="P103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03">Post-condiciones: </text:p>
            <text:p text:style-name="P103">se <text:span text:style-name="T5">muestra lista de</text:span> <text:span text:style-name="T22">garante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03">Pasos realizados  (ruta principal):</text:p>
            <text:list text:style-name="L12">
              <text:list-item>
                <text:p text:style-name="P105">apartado <text:s/><text:span text:style-name="T22">garante</text:span></text:p>
              </text:list-item>
              <text:list-item>
                <text:p text:style-name="P105">presionar <text:span text:style-name="T3">listar</text:span> <text:span text:style-name="T22">garante</text:span> <text:span text:style-name="T8">por </text:span><text:span text:style-name="T11">dni</text:span></text:p>
              </text:list-item>
              <text:list-item>
                <text:p text:style-name="P106">mostrar formulario</text:p>
              </text:list-item>
              <text:list-item>
                <text:p text:style-name="P106">ingresar <text:span text:style-name="T10">dni</text:span></text:p>
              </text:list-item>
              <text:list-item>
                <text:p text:style-name="P107">confirmar formulario</text:p>
              </text:list-item>
              <text:list-item>
                <text:p text:style-name="P106">recuperar listado de <text:span text:style-name="T22">garante</text:span> que coincida</text:p>
              </text:list-item>
              <text:list-item>
                <text:p text:style-name="P106">recuperar de tabla de <text:s/><text:span text:style-name="T22">garante</text:span></text:p>
              </text:list-item>
              <text:list-item>
                <text:p text:style-name="P10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08">Información para los pasos:</text:p>
            <text:p text:style-name="P109"><text:span text:style-name="T2">4. </text:span><text:span text:style-name="T12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0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0"/>
      <text:p text:style-name="P102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03">Sistema: sistema de prestamos</text:p>
          </table:table-cell>
          <table:table-cell table:style-name="Table13.A1" table:number-columns-spanned="4" office:value-type="string">
            <text:p text:style-name="P103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04"/>
          </table:table-cell>
        </table:table-row>
        <table:table-row>
          <table:table-cell table:style-name="Table13.A1" table:number-columns-spanned="3" office:value-type="string">
            <text:p text:style-name="P103">Nombre caso de uso: <text:span text:style-name="T8">listar </text:span><text:span text:style-name="T22">garante</text:span><text:span text:style-name="T8"> por </text:span><text:span text:style-name="T5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03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03">Actor: usuario</text:p>
          </table:table-cell>
          <table:covered-table-cell/>
          <table:table-cell table:style-name="Table13.A1" table:number-columns-spanned="4" office:value-type="string">
            <text:p text:style-name="P10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03">Descripción:</text:p>
            <text:p text:style-name="P103"><text:span text:style-name="T8">listar </text:span><text:span text:style-name="T22">garante</text:span><text:span text:style-name="T8"> por </text:span><text:span text:style-name="T5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03">Pre-condiciones:</text:p>
            <text:p text:style-name="P103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03">Post-condiciones: </text:p>
            <text:p text:style-name="P103">se <text:span text:style-name="T5">muestra lista de</text:span> <text:span text:style-name="T22">garante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03">Pasos realizados  (ruta principal):</text:p>
            <text:list text:style-name="L13">
              <text:list-item>
                <text:p text:style-name="P111">apartado <text:s/><text:span text:style-name="T22">garante</text:span></text:p>
              </text:list-item>
              <text:list-item>
                <text:p text:style-name="P111">presionar <text:span text:style-name="T3">listar</text:span> <text:span text:style-name="T22">garante</text:span> <text:span text:style-name="T8">por </text:span><text:span text:style-name="T11">nombre y apellido</text:span></text:p>
              </text:list-item>
              <text:list-item>
                <text:p text:style-name="P112">mostrar formulario</text:p>
              </text:list-item>
              <text:list-item>
                <text:p text:style-name="P112">ingresar <text:span text:style-name="T5">nombre y apellido</text:span></text:p>
              </text:list-item>
              <text:list-item>
                <text:p text:style-name="P113">confirmar formulario</text:p>
              </text:list-item>
              <text:list-item>
                <text:p text:style-name="P112">recuperar listado de <text:span text:style-name="T22">garante</text:span> que coincida</text:p>
              </text:list-item>
              <text:list-item>
                <text:p text:style-name="P112">recuperar de tabla de <text:s/><text:span text:style-name="T22">garante</text:span></text:p>
              </text:list-item>
              <text:list-item>
                <text:p text:style-name="P11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08">Información para los pasos:</text:p>
            <text:p text:style-name="P109"><text:span text:style-name="T2">4. </text:span><text:span text:style-name="T13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0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0"/>
      <text:p text:style-name="P102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03">Sistema: sistema de prestamos</text:p>
          </table:table-cell>
          <table:table-cell table:style-name="Table14.A1" table:number-columns-spanned="4" office:value-type="string">
            <text:p text:style-name="P103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04"/>
          </table:table-cell>
        </table:table-row>
        <table:table-row>
          <table:table-cell table:style-name="Table14.A1" table:number-columns-spanned="3" office:value-type="string">
            <text:p text:style-name="P103">Nombre caso de uso: <text:span text:style-name="T8">listar </text:span><text:span text:style-name="T22">garante</text:span><text:span text:style-name="T8"> por </text:span><text:span text:style-name="T11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03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03">Actor: usuario</text:p>
          </table:table-cell>
          <table:covered-table-cell/>
          <table:table-cell table:style-name="Table14.A1" table:number-columns-spanned="4" office:value-type="string">
            <text:p text:style-name="P10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03">Descripción:</text:p>
            <text:p text:style-name="P103"><text:span text:style-name="T8">listar </text:span><text:span text:style-name="T22">garante</text:span><text:span text:style-name="T8"> por </text:span><text:span text:style-name="T11">pré</text:span><text:span text:style-name="T14">s</text:span><text:span text:style-name="T11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03">Pre-condiciones:</text:p>
            <text:p text:style-name="P103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03">Post-condiciones: </text:p>
            <text:p text:style-name="P103">se <text:span text:style-name="T5">muestra lista de</text:span> <text:span text:style-name="T22">garante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03">Pasos realizados  (ruta principal):</text:p>
            <text:list text:style-name="L14">
              <text:list-item>
                <text:p text:style-name="P114">apartado <text:s/><text:span text:style-name="T22">garante</text:span></text:p>
              </text:list-item>
              <text:list-item>
                <text:p text:style-name="P114">presionar <text:span text:style-name="T3">listar</text:span> <text:span text:style-name="T22">garante</text:span> <text:span text:style-name="T8">por </text:span><text:span text:style-name="T11">préstamo</text:span></text:p>
              </text:list-item>
              <text:list-item>
                <text:p text:style-name="P115">recuperar listado de prestamos</text:p>
              </text:list-item>
              <text:list-item>
                <text:p text:style-name="P115">recuperar de tabla prestamos</text:p>
              </text:list-item>
              <text:list-item>
                <text:p text:style-name="P116">mostrar <text:span text:style-name="T11">listado de prestamos</text:span></text:p>
              </text:list-item>
              <text:list-item>
                <text:p text:style-name="P115">seleccionar un préstamo</text:p>
              </text:list-item>
              <text:list-item>
                <text:p text:style-name="P117">confirmar <text:span text:style-name="T11">selección</text:span></text:p>
              </text:list-item>
              <text:list-item>
                <text:p text:style-name="P116">recuperar listado de <text:span text:style-name="T22">garante</text:span> que coincida</text:p>
              </text:list-item>
              <text:list-item>
                <text:p text:style-name="P116">recuperar de tabla de <text:s/><text:span text:style-name="T22">garante</text:span></text:p>
              </text:list-item>
              <text:list-item>
                <text:p text:style-name="P11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08">Información para los pasos:</text:p>
            <text:p text:style-name="P109"><text:span text:style-name="T2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0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0"/>
      <text:p text:style-name="P118">Préstamo</text:p>
      <text:p text:style-name="P119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20">Sistema: sistema de prestamos</text:p>
          </table:table-cell>
          <table:table-cell table:style-name="Table15.A1" table:number-columns-spanned="4" office:value-type="string">
            <text:p text:style-name="P120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21"/>
          </table:table-cell>
        </table:table-row>
        <table:table-row>
          <table:table-cell table:style-name="Table15.A1" table:number-columns-spanned="3" office:value-type="string">
            <text:p text:style-name="P120">Nombre caso de uso: alta <text:span text:style-name="T9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20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20">Actor: usuario</text:p>
          </table:table-cell>
          <table:covered-table-cell/>
          <table:table-cell table:style-name="Table15.A1" table:number-columns-spanned="4" office:value-type="string">
            <text:p text:style-name="P12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20">Descripción:</text:p>
            <text:p text:style-name="P120">alta <text:span text:style-name="T9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20">Pre-condiciones:</text:p>
            <text:p text:style-name="P12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20">Post-condiciones: </text:p>
            <text:p text:style-name="P120">se da de alta un <text:span text:style-name="T9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20">Pasos realizados  (ruta principal):</text:p>
            <text:list text:style-name="L15">
              <text:list-item>
                <text:p text:style-name="P122">apartado <text:span text:style-name="T9">préstamo</text:span></text:p>
              </text:list-item>
              <text:list-item>
                <text:p text:style-name="P122">presionar alta <text:span text:style-name="T9">préstamo</text:span></text:p>
              </text:list-item>
              <text:list-item>
                <text:p text:style-name="P123">recuperar listado de <text:span text:style-name="T9">prestatarios</text:span></text:p>
              </text:list-item>
              <text:list-item>
                <text:p text:style-name="P123">recuperar de tabla <text:span text:style-name="T9">prestatarios</text:span></text:p>
              </text:list-item>
              <text:list-item>
                <text:p text:style-name="P123">recuperar listado de <text:span text:style-name="T9">garantes</text:span></text:p>
              </text:list-item>
              <text:list-item>
                <text:p text:style-name="P123">recuperar de tabla <text:span text:style-name="T9">garantes</text:span></text:p>
              </text:list-item>
              <text:list-item>
                <text:p text:style-name="P122">sistema muestra el formulario</text:p>
              </text:list-item>
              <text:list-item>
                <text:p text:style-name="P124">seleccionar un prestatario de la lista</text:p>
              </text:list-item>
              <text:list-item>
                <text:p text:style-name="P124">seleccionar un garante de la lista</text:p>
              </text:list-item>
              <text:list-item>
                <text:p text:style-name="P122">completar formulario</text:p>
              </text:list-item>
              <text:list-item>
                <text:p text:style-name="P122">confirmar formulario</text:p>
              </text:list-item>
              <text:list-item>
                <text:p text:style-name="P122">el sistema valida los datos</text:p>
              </text:list-item>
              <text:list-item>
                <text:p text:style-name="P122">alta <text:span text:style-name="T9">prestamos</text:span></text:p>
              </text:list-item>
              <text:list-item>
                <text:p text:style-name="P125">actualizar tabla <text:span text:style-name="T9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26">Información para los pasos:</text:p>
            <text:p text:style-name="P127"><text:span text:style-name="T23">10. </text:span><text:span text:style-name="T18">monto, moned</text:span><text:span text:style-name="T24">a, </text:span><text:span text:style-name="T18">tasa_interes_mensual, cuotas_totales, cuotas_restantes, monto_cuota, saldo_restante, </text:span><text:span text:style-name="T24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2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8"/>
      <text:p text:style-name="P129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30">Sistema: sistema de prestamos</text:p>
          </table:table-cell>
          <table:table-cell table:style-name="Table16.A1" table:number-columns-spanned="4" office:value-type="string">
            <text:p text:style-name="P130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31"/>
          </table:table-cell>
        </table:table-row>
        <table:table-row>
          <table:table-cell table:style-name="Table16.A1" table:number-columns-spanned="3" office:value-type="string">
            <text:p text:style-name="P130">Nombre caso de uso: <text:span text:style-name="T3">baja</text:span> <text:span text:style-name="T9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30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30">Actor: usuario</text:p>
          </table:table-cell>
          <table:covered-table-cell/>
          <table:table-cell table:style-name="Table16.A1" table:number-columns-spanned="4" office:value-type="string">
            <text:p text:style-name="P13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30">Descripción:</text:p>
            <text:p text:style-name="P130"><text:span text:style-name="T4">baja</text:span> <text:span text:style-name="T9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30">Pre-condiciones:</text:p>
            <text:p text:style-name="P13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30">Post-condiciones: </text:p>
            <text:p text:style-name="P130">se da de <text:span text:style-name="T5">baja</text:span> un <text:span text:style-name="T9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30">Pasos realizados  (ruta principal):</text:p>
            <text:list text:style-name="L16">
              <text:list-item>
                <text:p text:style-name="P132">apartado <text:span text:style-name="T9">préstamo</text:span></text:p>
              </text:list-item>
              <text:list-item>
                <text:p text:style-name="P132">presionar <text:span text:style-name="T3">listar</text:span> <text:span text:style-name="T9">préstamo</text:span></text:p>
              </text:list-item>
              <text:list-item>
                <text:p text:style-name="P132">sistema muestra <text:span text:style-name="T3">listado de </text:span><text:span text:style-name="T9">préstamo</text:span><text:span text:style-name="T3">s</text:span></text:p>
              </text:list-item>
              <text:list-item>
                <text:p text:style-name="P133">presionar botón baja de un <text:span text:style-name="T9">préstamo</text:span></text:p>
              </text:list-item>
              <text:list-item>
                <text:p text:style-name="P133">baja <text:span text:style-name="T9">préstamo</text:span></text:p>
              </text:list-item>
              <text:list-item>
                <text:p text:style-name="P134"><text:span text:style-name="T3">actualizar tabla</text:span> <text:span text:style-name="T9">pré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35">Información para los pasos:</text:p>
            <text:p text:style-name="P136"><text:span text:style-name="T2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3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7"/>
      <text:p text:style-name="P138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30">Sistema: sistema de prestamos</text:p>
          </table:table-cell>
          <table:table-cell table:style-name="Table17.A1" table:number-columns-spanned="4" office:value-type="string">
            <text:p text:style-name="P130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31"/>
          </table:table-cell>
        </table:table-row>
        <table:table-row>
          <table:table-cell table:style-name="Table17.A1" table:number-columns-spanned="3" office:value-type="string">
            <text:p text:style-name="P130">Nombre caso de uso: <text:span text:style-name="T6">modificacion </text:span><text:span text:style-name="T9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30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30">Actor: usuario</text:p>
          </table:table-cell>
          <table:covered-table-cell/>
          <table:table-cell table:style-name="Table17.A1" table:number-columns-spanned="4" office:value-type="string">
            <text:p text:style-name="P13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30">Descripción:</text:p>
            <text:p text:style-name="P130"><text:span text:style-name="T6">modificacion</text:span> <text:span text:style-name="T9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30">Pre-condiciones:</text:p>
            <text:p text:style-name="P13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30">Post-condiciones: </text:p>
            <text:p text:style-name="P130">se <text:span text:style-name="T5">modifica</text:span> un <text:span text:style-name="T9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30">Pasos realizados  (ruta principal):</text:p>
            <text:list text:style-name="L17">
              <text:list-item>
                <text:p text:style-name="P139">apartado <text:span text:style-name="T9">préstamo</text:span></text:p>
              </text:list-item>
              <text:list-item>
                <text:p text:style-name="P139">presionar <text:span text:style-name="T3">listar</text:span> <text:span text:style-name="T9">préstamo</text:span></text:p>
              </text:list-item>
              <text:list-item>
                <text:p text:style-name="P139">sistema muestra <text:span text:style-name="T3">listado de </text:span><text:span text:style-name="T9">préstamo</text:span><text:span text:style-name="T3">s</text:span></text:p>
              </text:list-item>
              <text:list-item>
                <text:p text:style-name="P140">presionar botón <text:span text:style-name="T6">modificar</text:span> de un <text:span text:style-name="T9">préstamo</text:span></text:p>
              </text:list-item>
              <text:list-item>
                <text:p text:style-name="P141">recuperar datos del <text:span text:style-name="T9">préstamo</text:span></text:p>
              </text:list-item>
              <text:list-item>
                <text:p text:style-name="P142">mostrar formulario de modificación <text:span text:style-name="T7">con los datos</text:span></text:p>
              </text:list-item>
              <text:list-item>
                <text:p text:style-name="P142"><text:span text:style-name="T7">modificar</text:span> formulario</text:p>
              </text:list-item>
              <text:list-item>
                <text:p text:style-name="P142">confirmar formulario</text:p>
              </text:list-item>
              <text:list-item>
                <text:p text:style-name="P142">modificar <text:span text:style-name="T9">préstamo</text:span></text:p>
              </text:list-item>
              <text:list-item>
                <text:p text:style-name="P143"><text:span text:style-name="T3">actualizar tabla</text:span> <text:span text:style-name="T9">pré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35">Información para los pasos:</text:p>
            <text:p text:style-name="P144"><text:span text:style-name="T2">8. </text:span><text:span text:style-name="T20">monto, moned</text:span><text:span text:style-name="T25">a, </text:span><text:span text:style-name="T20">tasa_interes_mensual, cuotas_totales, cuotas_restantes, monto_cuota, saldo_restante, </text:span><text:span text:style-name="T25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3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7"><text:line-break/></text:p>
      <text:p text:style-name="P145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46">Sistema: sistema de prestamos</text:p>
          </table:table-cell>
          <table:table-cell table:style-name="Table18.A1" table:number-columns-spanned="4" office:value-type="string">
            <text:p text:style-name="P146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47"/>
          </table:table-cell>
        </table:table-row>
        <table:table-row>
          <table:table-cell table:style-name="Table18.A1" table:number-columns-spanned="3" office:value-type="string">
            <text:p text:style-name="P146">Nombre caso de uso: <text:span text:style-name="T8">listar </text:span><text:span text:style-name="T26">préstamo</text:span><text:span text:style-name="T8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46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46">Actor: usuario</text:p>
          </table:table-cell>
          <table:covered-table-cell/>
          <table:table-cell table:style-name="Table18.A1" table:number-columns-spanned="4" office:value-type="string">
            <text:p text:style-name="P14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46">Descripción:</text:p>
            <text:p text:style-name="P146"><text:span text:style-name="T8">listar </text:span><text:span text:style-name="T26">préstamo</text:span><text:span text:style-name="T8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46">Pre-condiciones:</text:p>
            <text:p text:style-name="P14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46">Post-condiciones: </text:p>
            <text:p text:style-name="P146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46">Pasos realizados  (ruta principal):</text:p>
            <text:list text:style-name="L18">
              <text:list-item>
                <text:p text:style-name="P148">apartado <text:s/><text:span text:style-name="T26">préstamo</text:span></text:p>
              </text:list-item>
              <text:list-item>
                <text:p text:style-name="P148">presionar <text:span text:style-name="T3">listar</text:span> <text:span text:style-name="T26">préstamo</text:span> <text:span text:style-name="T8">por id</text:span></text:p>
              </text:list-item>
              <text:list-item>
                <text:p text:style-name="P149">mostrar formulario</text:p>
              </text:list-item>
              <text:list-item>
                <text:p text:style-name="P149">ingresar id</text:p>
              </text:list-item>
              <text:list-item>
                <text:p text:style-name="P150">confirmar formulario</text:p>
              </text:list-item>
              <text:list-item>
                <text:p text:style-name="P149">recuperar listado de <text:span text:style-name="T26">préstamo</text:span> que coincida</text:p>
              </text:list-item>
              <text:list-item>
                <text:p text:style-name="P149">recuperar de tabla de <text:s/><text:span text:style-name="T26">préstamo</text:span></text:p>
              </text:list-item>
              <text:list-item>
                <text:p text:style-name="P14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51">Información para los pasos:</text:p>
            <text:p text:style-name="P152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4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3"/>
      <text:p text:style-name="P145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46">Sistema: sistema de prestamos</text:p>
          </table:table-cell>
          <table:table-cell table:style-name="Table19.A1" table:number-columns-spanned="4" office:value-type="string">
            <text:p text:style-name="P146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47"/>
          </table:table-cell>
        </table:table-row>
        <table:table-row>
          <table:table-cell table:style-name="Table19.A1" table:number-columns-spanned="3" office:value-type="string">
            <text:p text:style-name="P146">Nombre caso de uso: <text:span text:style-name="T8">listar </text:span><text:span text:style-name="T26">préstamo</text:span><text:span text:style-name="T8"> por </text:span><text:span text:style-name="T26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46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46">Actor: usuario</text:p>
          </table:table-cell>
          <table:covered-table-cell/>
          <table:table-cell table:style-name="Table19.A1" table:number-columns-spanned="4" office:value-type="string">
            <text:p text:style-name="P14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46">Descripción:</text:p>
            <text:p text:style-name="P146"><text:span text:style-name="T8">listar </text:span><text:span text:style-name="T26">préstamo</text:span><text:span text:style-name="T8"> por </text:span><text:span text:style-name="T26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46">Pre-condiciones:</text:p>
            <text:p text:style-name="P14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46">Post-condiciones: </text:p>
            <text:p text:style-name="P146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46">Pasos realizados  (ruta principal):</text:p>
            <text:list text:style-name="L19">
              <text:list-item>
                <text:p text:style-name="P154">apartado <text:s/><text:span text:style-name="T26">préstamo</text:span></text:p>
              </text:list-item>
              <text:list-item>
                <text:p text:style-name="P154">presionar <text:span text:style-name="T3">listar</text:span> <text:span text:style-name="T26">préstamo</text:span> <text:span text:style-name="T8">por </text:span><text:span text:style-name="T26">prestatario</text:span></text:p>
              </text:list-item>
              <text:list-item>
                <text:p text:style-name="P155">recuperar listado de <text:span text:style-name="T26">prestatarios</text:span></text:p>
              </text:list-item>
              <text:list-item>
                <text:p text:style-name="P155">recuperar de tabla <text:span text:style-name="T26">prestatarios</text:span></text:p>
              </text:list-item>
              <text:list-item>
                <text:p text:style-name="P156">mostrar <text:span text:style-name="T11">listado de </text:span><text:span text:style-name="T26">prestatarios</text:span></text:p>
              </text:list-item>
              <text:list-item>
                <text:p text:style-name="P157">seleccionar un prestatario</text:p>
              </text:list-item>
              <text:list-item>
                <text:p text:style-name="P158">confirmar <text:span text:style-name="T26">selección</text:span></text:p>
              </text:list-item>
              <text:list-item>
                <text:p text:style-name="P156">recuperar listado de <text:span text:style-name="T26">préstamo</text:span> que coincida</text:p>
              </text:list-item>
              <text:list-item>
                <text:p text:style-name="P156">recuperar de tabla de <text:s/><text:span text:style-name="T26">préstamo</text:span></text:p>
              </text:list-item>
              <text:list-item>
                <text:p text:style-name="P15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51">Información para los pasos:</text:p>
            <text:p text:style-name="P159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4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3"/>
      <text:p text:style-name="P145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46">Sistema: sistema de prestamos</text:p>
          </table:table-cell>
          <table:table-cell table:style-name="Table20.A1" table:number-columns-spanned="4" office:value-type="string">
            <text:p text:style-name="P146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47"/>
          </table:table-cell>
        </table:table-row>
        <table:table-row>
          <table:table-cell table:style-name="Table20.A1" table:number-columns-spanned="3" office:value-type="string">
            <text:p text:style-name="P146">Nombre caso de uso: <text:span text:style-name="T8">listar </text:span><text:span text:style-name="T26">préstamo</text:span><text:span text:style-name="T8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46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46">Actor: usuario</text:p>
          </table:table-cell>
          <table:covered-table-cell/>
          <table:table-cell table:style-name="Table20.A1" table:number-columns-spanned="4" office:value-type="string">
            <text:p text:style-name="P14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46">Descripción:</text:p>
            <text:p text:style-name="P146"><text:span text:style-name="T8">listar </text:span><text:span text:style-name="T26">préstamo</text:span><text:span text:style-name="T8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46">Pre-condiciones:</text:p>
            <text:p text:style-name="P14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46">Post-condiciones: </text:p>
            <text:p text:style-name="P146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46">Pasos realizados  (ruta principal):</text:p>
            <text:list text:style-name="L20">
              <text:list-item>
                <text:p text:style-name="P160">apartado <text:s/><text:span text:style-name="T26">préstamo</text:span></text:p>
              </text:list-item>
              <text:list-item>
                <text:p text:style-name="P160">presionar <text:span text:style-name="T3">listar</text:span> <text:span text:style-name="T26">préstamo</text:span> <text:span text:style-name="T8">por garante</text:span></text:p>
              </text:list-item>
              <text:list-item>
                <text:p text:style-name="P161">recuperar listado de garante<text:span text:style-name="T26">s</text:span></text:p>
              </text:list-item>
              <text:list-item>
                <text:p text:style-name="P161">recuperar de tabla garante<text:span text:style-name="T26">s</text:span></text:p>
              </text:list-item>
              <text:list-item>
                <text:p text:style-name="P162">mostrar <text:span text:style-name="T11">listado de garante</text:span><text:span text:style-name="T26">s</text:span></text:p>
              </text:list-item>
              <text:list-item>
                <text:p text:style-name="P163">seleccionar un garante</text:p>
              </text:list-item>
              <text:list-item>
                <text:p text:style-name="P164">confirmar <text:span text:style-name="T26">selección</text:span></text:p>
              </text:list-item>
              <text:list-item>
                <text:p text:style-name="P162">recuperar listado de <text:span text:style-name="T26">préstamo</text:span> que coincida</text:p>
              </text:list-item>
              <text:list-item>
                <text:p text:style-name="P162">recuperar de tabla de <text:s/><text:span text:style-name="T26">préstamo</text:span></text:p>
              </text:list-item>
              <text:list-item>
                <text:p text:style-name="P16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51">Información para los pasos:</text:p>
            <text:p text:style-name="P159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4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3"/>
      <text:p text:style-name="P145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46">Sistema: sistema de prestamos</text:p>
          </table:table-cell>
          <table:table-cell table:style-name="Table21.A1" table:number-columns-spanned="4" office:value-type="string">
            <text:p text:style-name="P146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47"/>
          </table:table-cell>
        </table:table-row>
        <table:table-row>
          <table:table-cell table:style-name="Table21.A1" table:number-columns-spanned="3" office:value-type="string">
            <text:p text:style-name="P165">Nombre caso de uso: <text:span text:style-name="T8">listar </text:span><text:span text:style-name="T26">préstamo</text:span><text:span text:style-name="T8"> por </text:span><text:span text:style-name="T27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46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46">Actor: usuario</text:p>
          </table:table-cell>
          <table:covered-table-cell/>
          <table:table-cell table:style-name="Table21.A1" table:number-columns-spanned="4" office:value-type="string">
            <text:p text:style-name="P14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46">Descripción:</text:p>
            <text:p text:style-name="P165"><text:span text:style-name="T8">listar </text:span><text:span text:style-name="T26">préstamo</text:span><text:span text:style-name="T8"> por </text:span><text:span text:style-name="T27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46">Pre-condiciones:</text:p>
            <text:p text:style-name="P14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46">Post-condiciones: </text:p>
            <text:p text:style-name="P146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46">Pasos realizados  (ruta principal):</text:p>
            <text:list text:style-name="L21">
              <text:list-item>
                <text:p text:style-name="P166">apartado <text:s/><text:span text:style-name="T26">préstamo</text:span></text:p>
              </text:list-item>
              <text:list-item>
                <text:p text:style-name="P167">presionar <text:span text:style-name="T3">listar</text:span> <text:span text:style-name="T26">préstamo</text:span> <text:span text:style-name="T8">por </text:span><text:span text:style-name="T27">mayor que monto</text:span></text:p>
              </text:list-item>
              <text:list-item>
                <text:p text:style-name="P168">mostrar formulario</text:p>
              </text:list-item>
              <text:list-item>
                <text:p text:style-name="P169">ingresar <text:span text:style-name="T27">mayor que monto</text:span></text:p>
              </text:list-item>
              <text:list-item>
                <text:p text:style-name="P170">confirmar formulario</text:p>
              </text:list-item>
              <text:list-item>
                <text:p text:style-name="P168">recuperar listado de <text:span text:style-name="T26">préstamo</text:span> que coincida</text:p>
              </text:list-item>
              <text:list-item>
                <text:p text:style-name="P168">recuperar de tabla de <text:s/><text:span text:style-name="T26">préstamo</text:span></text:p>
              </text:list-item>
              <text:list-item>
                <text:p text:style-name="P16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51">Información para los pasos:</text:p>
            <text:p text:style-name="P152">4. <text:span text:style-name="T27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4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3"/>
      <text:p text:style-name="P171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165">Sistema: sistema de prestamos</text:p>
          </table:table-cell>
          <table:table-cell table:style-name="Table22.A1" table:number-columns-spanned="4" office:value-type="string">
            <text:p text:style-name="P165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172"/>
          </table:table-cell>
        </table:table-row>
        <table:table-row>
          <table:table-cell table:style-name="Table22.A1" table:number-columns-spanned="3" office:value-type="string">
            <text:p text:style-name="P165">Nombre caso de uso: <text:span text:style-name="T8">listar </text:span><text:span text:style-name="T26">préstamo</text:span><text:span text:style-name="T8"> por </text:span><text:span text:style-name="T27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165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165">Actor: usuario</text:p>
          </table:table-cell>
          <table:covered-table-cell/>
          <table:table-cell table:style-name="Table22.A1" table:number-columns-spanned="4" office:value-type="string">
            <text:p text:style-name="P16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65">Descripción:</text:p>
            <text:p text:style-name="P165"><text:span text:style-name="T8">listar </text:span><text:span text:style-name="T26">préstamo</text:span><text:span text:style-name="T8"> por </text:span><text:span text:style-name="T27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65">Pre-condiciones:</text:p>
            <text:p text:style-name="P16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65">Post-condiciones: </text:p>
            <text:p text:style-name="P165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165">Pasos realizados  (ruta principal):</text:p>
            <text:list text:style-name="L22">
              <text:list-item>
                <text:p text:style-name="P173">apartado <text:s/><text:span text:style-name="T26">préstamo</text:span></text:p>
              </text:list-item>
              <text:list-item>
                <text:p text:style-name="P173">presionar <text:span text:style-name="T3">listar</text:span> <text:span text:style-name="T26">préstamo</text:span> <text:span text:style-name="T8">por </text:span><text:span text:style-name="T27">menor que monto</text:span></text:p>
              </text:list-item>
              <text:list-item>
                <text:p text:style-name="P174">mostrar formulario</text:p>
              </text:list-item>
              <text:list-item>
                <text:p text:style-name="P174">ingresar <text:span text:style-name="T27">menor que monto</text:span></text:p>
              </text:list-item>
              <text:list-item>
                <text:p text:style-name="P175">confirmar formulario</text:p>
              </text:list-item>
              <text:list-item>
                <text:p text:style-name="P174">recuperar listado de <text:span text:style-name="T26">préstamo</text:span> que coincida</text:p>
              </text:list-item>
              <text:list-item>
                <text:p text:style-name="P174">recuperar de tabla de <text:s/><text:span text:style-name="T26">préstamo</text:span></text:p>
              </text:list-item>
              <text:list-item>
                <text:p text:style-name="P17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176">Información para los pasos:</text:p>
            <text:p text:style-name="P177">4. <text:span text:style-name="T27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16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8"/>
      <text:p text:style-name="P179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180">Sistema: sistema de prestamos</text:p>
          </table:table-cell>
          <table:table-cell table:style-name="Table23.A1" table:number-columns-spanned="4" office:value-type="string">
            <text:p text:style-name="P180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181"/>
          </table:table-cell>
        </table:table-row>
        <table:table-row>
          <table:table-cell table:style-name="Table23.A1" table:number-columns-spanned="3" office:value-type="string">
            <text:p text:style-name="P180">Nombre caso de uso: <text:span text:style-name="T8">listar </text:span><text:span text:style-name="T26">préstamo</text:span><text:span text:style-name="T8"> por </text:span><text:span text:style-name="T28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180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180">Actor: usuario</text:p>
          </table:table-cell>
          <table:covered-table-cell/>
          <table:table-cell table:style-name="Table23.A1" table:number-columns-spanned="4" office:value-type="string">
            <text:p text:style-name="P18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180">Descripción:</text:p>
            <text:p text:style-name="P180"><text:span text:style-name="T8">listar </text:span><text:span text:style-name="T26">préstamo</text:span><text:span text:style-name="T8"> por </text:span><text:span text:style-name="T28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180">Pre-condiciones:</text:p>
            <text:p text:style-name="P18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180">Post-condiciones: </text:p>
            <text:p text:style-name="P180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180">Pasos realizados  (ruta principal):</text:p>
            <text:list text:style-name="L23">
              <text:list-item>
                <text:p text:style-name="P182">apartado <text:s/><text:span text:style-name="T26">préstamo</text:span></text:p>
              </text:list-item>
              <text:list-item>
                <text:p text:style-name="P182">presionar <text:span text:style-name="T3">listar</text:span> <text:span text:style-name="T26">préstamo</text:span> <text:span text:style-name="T8">por </text:span><text:span text:style-name="T28">fecha de préstamo</text:span></text:p>
              </text:list-item>
              <text:list-item>
                <text:p text:style-name="P183">mostrar formulario</text:p>
              </text:list-item>
              <text:list-item>
                <text:p text:style-name="P183">ingresar <text:span text:style-name="T28">fecha de préstamo</text:span></text:p>
              </text:list-item>
              <text:list-item>
                <text:p text:style-name="P184">confirmar formulario</text:p>
              </text:list-item>
              <text:list-item>
                <text:p text:style-name="P183">recuperar listado de <text:span text:style-name="T26">préstamo</text:span> que coincida</text:p>
              </text:list-item>
              <text:list-item>
                <text:p text:style-name="P183">recuperar de tabla de <text:s/><text:span text:style-name="T26">préstamo</text:span></text:p>
              </text:list-item>
              <text:list-item>
                <text:p text:style-name="P18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185">Información para los pasos:</text:p>
            <text:p text:style-name="P186">4. <text:span text:style-name="T29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18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7"/>
      <text:p text:style-name="P179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180">Sistema: sistema de prestamos</text:p>
          </table:table-cell>
          <table:table-cell table:style-name="Table24.A1" table:number-columns-spanned="4" office:value-type="string">
            <text:p text:style-name="P180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181"/>
          </table:table-cell>
        </table:table-row>
        <table:table-row>
          <table:table-cell table:style-name="Table24.A1" table:number-columns-spanned="3" office:value-type="string">
            <text:p text:style-name="P180">Nombre caso de uso: <text:span text:style-name="T8">listar </text:span><text:span text:style-name="T26">préstamo</text:span><text:span text:style-name="T8"> por </text:span><text:span text:style-name="T28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180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180">Actor: usuario</text:p>
          </table:table-cell>
          <table:covered-table-cell/>
          <table:table-cell table:style-name="Table24.A1" table:number-columns-spanned="4" office:value-type="string">
            <text:p text:style-name="P18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180">Descripción:</text:p>
            <text:p text:style-name="P180"><text:span text:style-name="T8">listar </text:span><text:span text:style-name="T26">préstamo</text:span><text:span text:style-name="T8"> por </text:span><text:span text:style-name="T28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180">Pre-condiciones:</text:p>
            <text:p text:style-name="P18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180">Post-condiciones: </text:p>
            <text:p text:style-name="P180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180">Pasos realizados  (ruta principal):</text:p>
            <text:list text:style-name="L24">
              <text:list-item>
                <text:p text:style-name="P188">apartado <text:s/><text:span text:style-name="T26">préstamo</text:span></text:p>
              </text:list-item>
              <text:list-item>
                <text:p text:style-name="P188">presionar <text:span text:style-name="T3">listar</text:span> <text:span text:style-name="T26">préstamo</text:span> <text:span text:style-name="T8">por </text:span><text:span text:style-name="T28">interés</text:span></text:p>
              </text:list-item>
              <text:list-item>
                <text:p text:style-name="P189">mostrar formulario</text:p>
              </text:list-item>
              <text:list-item>
                <text:p text:style-name="P189">ingresar <text:span text:style-name="T28">interés</text:span></text:p>
              </text:list-item>
              <text:list-item>
                <text:p text:style-name="P190">confirmar formulario</text:p>
              </text:list-item>
              <text:list-item>
                <text:p text:style-name="P189">recuperar listado de <text:span text:style-name="T26">préstamo</text:span> que coincida</text:p>
              </text:list-item>
              <text:list-item>
                <text:p text:style-name="P189">recuperar de tabla de <text:s/><text:span text:style-name="T26">préstamo</text:span></text:p>
              </text:list-item>
              <text:list-item>
                <text:p text:style-name="P18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185">Información para los pasos:</text:p>
            <text:p text:style-name="P186">4. <text:span text:style-name="T29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18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7"/>
      <text:p text:style-name="P191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192">Sistema: sistema de prestamos</text:p>
          </table:table-cell>
          <table:table-cell table:style-name="Table25.A1" table:number-columns-spanned="4" office:value-type="string">
            <text:p text:style-name="P192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193"/>
          </table:table-cell>
        </table:table-row>
        <table:table-row>
          <table:table-cell table:style-name="Table25.A1" table:number-columns-spanned="3" office:value-type="string">
            <text:p text:style-name="P192">Nombre caso de uso: <text:span text:style-name="T8">listar </text:span><text:span text:style-name="T26">préstamo</text:span><text:span text:style-name="T8"> por</text:span><text:span text:style-name="T30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192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192">Actor: usuario</text:p>
          </table:table-cell>
          <table:covered-table-cell/>
          <table:table-cell table:style-name="Table25.A1" table:number-columns-spanned="4" office:value-type="string">
            <text:p text:style-name="P19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192">Descripción:</text:p>
            <text:p text:style-name="P192"><text:span text:style-name="T8">listar </text:span><text:span text:style-name="T26">préstamo</text:span><text:span text:style-name="T8"> por </text:span><text:span text:style-name="T30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192">Pre-condiciones:</text:p>
            <text:p text:style-name="P19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192">Post-condiciones: </text:p>
            <text:p text:style-name="P192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192">Pasos realizados  (ruta principal):</text:p>
            <text:list text:style-name="L25">
              <text:list-item>
                <text:p text:style-name="P194">apartado <text:s/><text:span text:style-name="T26">préstamo</text:span></text:p>
              </text:list-item>
              <text:list-item>
                <text:p text:style-name="P194">presionar <text:span text:style-name="T3">listar</text:span> <text:span text:style-name="T26">préstamo</text:span> <text:span text:style-name="T8">por </text:span><text:span text:style-name="T30">cuotas totales</text:span></text:p>
              </text:list-item>
              <text:list-item>
                <text:p text:style-name="P195">mostrar formulario</text:p>
              </text:list-item>
              <text:list-item>
                <text:p text:style-name="P195">ingresar <text:span text:style-name="T30">cuotas totales</text:span></text:p>
              </text:list-item>
              <text:list-item>
                <text:p text:style-name="P196">confirmar formulario</text:p>
              </text:list-item>
              <text:list-item>
                <text:p text:style-name="P195">recuperar listado de <text:span text:style-name="T26">préstamo</text:span> que coincida</text:p>
              </text:list-item>
              <text:list-item>
                <text:p text:style-name="P195">recuperar de tabla de <text:s/><text:span text:style-name="T26">préstamo</text:span></text:p>
              </text:list-item>
              <text:list-item>
                <text:p text:style-name="P19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197">Información para los pasos:</text:p>
            <text:p text:style-name="P198">4. <text:span text:style-name="T31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19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  <text:p text:style-name="P191"><text:bookmark text:name="docs-internal-guid-cf44289e-7fff-f5e7-ae53-7aa904d060b0 Copy 1 Copy 1 Copy 1 Copy 4 Copy 1 Copy 3 Copy 1 Copy 1 Copy 1"/></text:p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F"/>
        <table:table-row>
          <table:table-cell table:style-name="Table26.A1" office:value-type="string">
            <text:p text:style-name="P192">Sistema: sistema de prestamos</text:p>
          </table:table-cell>
          <table:table-cell table:style-name="Table26.A1" table:number-columns-spanned="4" office:value-type="string">
            <text:p text:style-name="P192">Módulo: </text:p>
          </table:table-cell>
          <table:covered-table-cell/>
          <table:covered-table-cell/>
          <table:covered-table-cell/>
          <table:table-cell table:style-name="Table26.A1" office:value-type="string">
            <text:p text:style-name="P193"/>
          </table:table-cell>
        </table:table-row>
        <table:table-row>
          <table:table-cell table:style-name="Table26.A1" table:number-columns-spanned="3" office:value-type="string">
            <text:p text:style-name="P192">Nombre caso de uso: <text:span text:style-name="T8">listar </text:span><text:span text:style-name="T26">préstamo</text:span><text:span text:style-name="T8"> por</text:span><text:span text:style-name="T30"> cuotas pagas</text:span></text:p>
          </table:table-cell>
          <table:covered-table-cell/>
          <table:covered-table-cell/>
          <table:table-cell table:style-name="Table26.A1" table:number-columns-spanned="3" office:value-type="string">
            <text:p text:style-name="P192">ID: </text:p>
          </table:table-cell>
          <table:covered-table-cell/>
          <table:covered-table-cell/>
        </table:table-row>
        <table:table-row>
          <table:table-cell table:style-name="Table26.A1" table:number-columns-spanned="2" office:value-type="string">
            <text:p text:style-name="P192">Actor: usuario</text:p>
          </table:table-cell>
          <table:covered-table-cell/>
          <table:table-cell table:style-name="Table26.A1" table:number-columns-spanned="4" office:value-type="string">
            <text:p text:style-name="P19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192">Descripción:</text:p>
            <text:p text:style-name="P192"><text:span text:style-name="T8">listar </text:span><text:span text:style-name="T26">préstamo</text:span><text:span text:style-name="T8"> por </text:span><text:span text:style-name="T30">cuotas pag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192">Pre-condiciones:</text:p>
            <text:p text:style-name="P19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192">Post-condiciones: </text:p>
            <text:p text:style-name="P192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7" table:number-columns-spanned="4" office:value-type="string">
            <text:p text:style-name="P192">Pasos realizados  (ruta principal):</text:p>
            <text:list text:style-name="L26">
              <text:list-item>
                <text:p text:style-name="P200">apartado <text:s/><text:span text:style-name="T26">préstamo</text:span></text:p>
              </text:list-item>
              <text:list-item>
                <text:p text:style-name="P200">presionar <text:span text:style-name="T3">listar</text:span> <text:span text:style-name="T26">préstamo</text:span> <text:span text:style-name="T8">por </text:span><text:span text:style-name="T30">cuotas pagas</text:span></text:p>
              </text:list-item>
              <text:list-item>
                <text:p text:style-name="P201">mostrar formulario</text:p>
              </text:list-item>
              <text:list-item>
                <text:p text:style-name="P201">ingresar <text:span text:style-name="T30">cuotas pagas</text:span></text:p>
              </text:list-item>
              <text:list-item>
                <text:p text:style-name="P202">confirmar formulario</text:p>
              </text:list-item>
              <text:list-item>
                <text:p text:style-name="P201">recuperar listado de <text:span text:style-name="T26">préstamo</text:span> que coincida</text:p>
              </text:list-item>
              <text:list-item>
                <text:p text:style-name="P201">recuperar de tabla de <text:s/><text:span text:style-name="T26">préstamo</text:span></text:p>
              </text:list-item>
              <text:list-item>
                <text:p text:style-name="P20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6.A7" table:number-columns-spanned="2" office:value-type="string">
            <text:p text:style-name="P197">Información para los pasos:</text:p>
            <text:p text:style-name="P198">4. <text:span text:style-name="T31">cuotas pagas</text:span></text:p>
          </table:table-cell>
          <table:covered-table-cell/>
        </table:table-row>
        <table:table-row>
          <table:table-cell table:style-name="Table26.A1" table:number-columns-spanned="6" office:value-type="string">
            <text:p text:style-name="P19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  <text:p text:style-name="P191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192">Sistema: sistema de prestamos</text:p>
          </table:table-cell>
          <table:table-cell table:style-name="Table27.A1" table:number-columns-spanned="4" office:value-type="string">
            <text:p text:style-name="P192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193"/>
          </table:table-cell>
        </table:table-row>
        <table:table-row>
          <table:table-cell table:style-name="Table27.A1" table:number-columns-spanned="3" office:value-type="string">
            <text:p text:style-name="P192">Nombre caso de uso: <text:span text:style-name="T8">listar </text:span><text:span text:style-name="T26">préstamo</text:span><text:span text:style-name="T8"> por</text:span><text:span text:style-name="T30"> cuotas fal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192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192">Actor: usuario</text:p>
          </table:table-cell>
          <table:covered-table-cell/>
          <table:table-cell table:style-name="Table27.A1" table:number-columns-spanned="4" office:value-type="string">
            <text:p text:style-name="P19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192">Descripción:</text:p>
            <text:p text:style-name="P192"><text:span text:style-name="T8">listar </text:span><text:span text:style-name="T26">préstamo</text:span><text:span text:style-name="T8"> por </text:span><text:span text:style-name="T30">cuotas falta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192">Pre-condiciones:</text:p>
            <text:p text:style-name="P19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192">Post-condiciones: </text:p>
            <text:p text:style-name="P192">se <text:span text:style-name="T5">muestra lista de </text:span><text:span text:style-name="T26">préstamo</text:span>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192">Pasos realizados  (ruta principal):</text:p>
            <text:list text:continue-numbering="true" text:style-name="L26">
              <text:list-item>
                <text:p text:style-name="P200">apartado <text:s/><text:span text:style-name="T26">préstamo</text:span></text:p>
              </text:list-item>
              <text:list-item>
                <text:p text:style-name="P200">presionar <text:span text:style-name="T3">listar</text:span> <text:span text:style-name="T26">préstamo</text:span> <text:span text:style-name="T8">por </text:span><text:span text:style-name="T30">cuotas faltantes</text:span></text:p>
              </text:list-item>
              <text:list-item>
                <text:p text:style-name="P201">mostrar formulario</text:p>
              </text:list-item>
              <text:list-item>
                <text:p text:style-name="P201">ingresar <text:span text:style-name="T30">cuotas faltantes</text:span></text:p>
              </text:list-item>
              <text:list-item>
                <text:p text:style-name="P202">confirmar formulario</text:p>
              </text:list-item>
              <text:list-item>
                <text:p text:style-name="P201">recuperar listado de <text:span text:style-name="T26">préstamo</text:span> que coincida</text:p>
              </text:list-item>
              <text:list-item>
                <text:p text:style-name="P201">recuperar de tabla de <text:s/><text:span text:style-name="T26">préstamo</text:span></text:p>
              </text:list-item>
              <text:list-item>
                <text:p text:style-name="P20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197">Información para los pasos:</text:p>
            <text:p text:style-name="P198">4. <text:span text:style-name="T31">cuotas fal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19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04T16:30:50.075027244</dc:date>
    <meta:editing-duration>PT1H7M42S</meta:editing-duration>
    <meta:editing-cycles>29</meta:editing-cycles>
    <meta:generator>LibreOffice/25.2.3.2$Linux_X86_64 LibreOffice_project/520$Build-2</meta:generator>
    <meta:document-statistic meta:table-count="27" meta:image-count="0" meta:object-count="0" meta:page-count="27" meta:paragraph-count="664" meta:word-count="2374" meta:character-count="16654" meta:non-whitespace-character-count="15004"/>
  </office:meta>
</office:document-meta>
</file>